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0pt" fo:font-weight="bold" officeooo:rsid="000ff7e5" officeooo:paragraph-rsid="000ff7e5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byssinica SIL" fo:font-size="10pt" style:font-size-asian="10pt" style:font-size-complex="10pt"/>
    </style:style>
    <style:style style:name="P3" style:family="paragraph" style:parent-style-name="Standard">
      <style:text-properties style:font-name="Abyssinica SIL" fo:font-size="10pt" officeooo:rsid="000ff7e5" officeooo:paragraph-rsid="000ff7e5" style:font-size-asian="10pt" style:font-size-complex="10pt"/>
    </style:style>
    <style:style style:name="T1" style:family="text">
      <style:text-properties fo:font-variant="normal" fo:text-transform="none" fo:color="#222222" style:font-name="arial" fo:font-size="21pt" fo:letter-spacing="normal" fo:font-style="normal" fo:font-weight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ABRAS CLAVES DEL CHATBOT </text:p>
      <text:p text:style-name="P1"/>
      <text:p text:style-name="P2">Somos Biking Dutchman y ofrecemos varios tours en bicicleta alrededor de hermosos paisajes del Ecuador, en diferentes ciudades ofertando diferentes tipos de tours.</text:p>
      <text:p text:style-name="P2"/>
      <text:p text:style-name="P2">Selecione el menu o escriba la palabra Menu</text:p>
      <text:p text:style-name="P2"/>
      <text:p text:style-name="P2">Que tipo de tour deseas solicitar.</text:p>
      <text:p text:style-name="P2"/>
      <text:p text:style-name="P2">Solicitar tour</text:p>
      <text:p text:style-name="P2"/>
      <text:p text:style-name="P2">No entiendo tu pregunta, en el menu se encuentran <text:s/>opciones disponibles.</text:p>
      <text:p text:style-name="P2"/>
      <text:p text:style-name="P2">Cuantos dias de tour piensas realizar.</text:p>
      <text:p text:style-name="P3">================================</text:p>
      <text:p text:style-name="P3"><text:line-break/><text:span text:style-name="T3">We are Biking Dutchman and we offer several bicycle tours around the beautiful landscapes of Ecuador, in different cities offering different types of tours. </text:span></text:p>
      <text:p text:style-name="P3"><text:span text:style-name="T3">Select the menu or write the word Menu </text:span></text:p>
      <text:p text:style-name="P3"><text:span text:style-name="T3">What type of tour do you want to request? </text:span></text:p>
      <text:p text:style-name="P3"><text:span text:style-name="T3">Request tour </text:span></text:p>
      <text:p text:style-name="P3"><text:span text:style-name="T3">I do not understand your question, in the menu there are options available. How many days of tour do you plan to take?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3:02:11.015619407</meta:creation-date>
    <dc:date>2020-04-08T16:09:48.142910866</dc:date>
    <meta:editing-duration>PT2H57M27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127" meta:character-count="794" meta:non-whitespace-character-count="673"/>
  </office:meta>
</office:document-meta>
</file>